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194" officeooo:paragraph-rsid="000f8194"/>
    </style:style>
    <style:style style:name="P2" style:family="paragraph" style:parent-style-name="Standard">
      <style:text-properties style:text-underline-style="solid" style:text-underline-width="auto" style:text-underline-color="font-color" officeooo:rsid="000f8194" officeooo:paragraph-rsid="000f8194"/>
    </style:style>
    <style:style style:name="P3" style:family="paragraph" style:parent-style-name="Standard">
      <style:text-properties style:text-underline-style="solid" style:text-underline-width="auto" style:text-underline-color="font-color" officeooo:rsid="00107de5" officeooo:paragraph-rsid="00107de5"/>
    </style:style>
    <style:style style:name="P4" style:family="paragraph" style:parent-style-name="Standard">
      <style:text-properties style:text-underline-style="solid" style:text-underline-width="auto" style:text-underline-color="font-color" officeooo:rsid="00123533" officeooo:paragraph-rsid="0012353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8194" officeooo:paragraph-rsid="000f819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3533" officeooo:paragraph-rsid="0012353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21a7" officeooo:paragraph-rsid="0014a82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a820" officeooo:paragraph-rsid="0014a820" style:font-weight-asian="bold" style:font-weight-complex="bold"/>
    </style:style>
    <style:style style:name="P9" style:family="paragraph" style:parent-style-name="Standard">
      <style:text-properties officeooo:rsid="0014a820" officeooo:paragraph-rsid="0014a820"/>
    </style:style>
    <style:style style:name="P10" style:family="paragraph" style:parent-style-name="Standard">
      <style:text-properties style:text-underline-style="none" fo:font-weight="normal" officeooo:rsid="0014a820" officeooo:paragraph-rsid="0014a82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4ce8c" officeooo:paragraph-rsid="0014ce8c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14a820" officeooo:paragraph-rsid="0014a820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4a820" officeooo:paragraph-rsid="0014ce8c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4ce8c" officeooo:paragraph-rsid="0014ce8c" style:font-weight-asian="bold" style:font-weight-complex="bold"/>
    </style:style>
    <style:style style:name="P15" style:family="paragraph" style:parent-style-name="Standard" style:list-style-name="L1">
      <style:text-properties style:text-underline-style="solid" style:text-underline-width="auto" style:text-underline-color="font-color" officeooo:rsid="000f8194" officeooo:paragraph-rsid="000f8194"/>
    </style:style>
    <style:style style:name="P16" style:family="paragraph" style:parent-style-name="Standard" style:list-style-name="L1">
      <style:text-properties style:text-underline-style="none" officeooo:rsid="000f8194" officeooo:paragraph-rsid="000f8194"/>
    </style:style>
    <style:style style:name="P17" style:family="paragraph" style:parent-style-name="Standard" style:list-style-name="L1">
      <style:text-properties style:text-underline-style="none" officeooo:rsid="00107de5" officeooo:paragraph-rsid="00107de5"/>
    </style:style>
    <style:style style:name="P18" style:family="paragraph" style:parent-style-name="Standard">
      <style:text-properties style:text-underline-style="none" officeooo:rsid="00107de5" officeooo:paragraph-rsid="00107de5"/>
    </style:style>
    <style:style style:name="P19" style:family="paragraph" style:parent-style-name="Standard">
      <style:text-properties style:text-underline-style="none" fo:font-weight="bold" officeooo:rsid="00107de5" officeooo:paragraph-rsid="00107de5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321a7" officeooo:paragraph-rsid="0014a820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07de5" officeooo:paragraph-rsid="00107de5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107de5" officeooo:paragraph-rsid="000f8194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107de5" officeooo:paragraph-rsid="00107de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07de5" officeooo:paragraph-rsid="000f8194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123533" officeooo:paragraph-rsid="00123533" style:font-weight-asian="normal" style:font-weight-complex="normal"/>
    </style:style>
    <style:style style:name="P26" style:family="paragraph" style:parent-style-name="Standard" style:list-style-name="L4">
      <style:text-properties style:text-underline-style="none" fo:font-weight="normal" officeooo:rsid="00123533" officeooo:paragraph-rsid="00123533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23533" officeooo:paragraph-rsid="00123533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4ce8c" officeooo:paragraph-rsid="0014ce8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321a7" officeooo:paragraph-rsid="0014a820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4a820" officeooo:paragraph-rsid="0014a820" style:font-weight-asian="normal" style:font-weight-complex="normal"/>
    </style:style>
    <style:style style:name="P31" style:family="paragraph" style:parent-style-name="Standard" style:list-style-name="L2">
      <style:text-properties officeooo:rsid="00107de5" officeooo:paragraph-rsid="00107de5"/>
    </style:style>
    <style:style style:name="P32" style:family="paragraph" style:parent-style-name="Standard" style:list-style-name="L2" style:master-page-name="">
      <loext:graphic-properties draw:fill="none"/>
      <style:paragraph-properties fo:margin-left="2.499cm" fo:margin-right="-0.3cm" fo:text-indent="-0.6cm" style:auto-text-indent="false" style:page-number="auto" fo:background-color="transparent"/>
      <style:text-properties style:text-underline-style="none" fo:font-weight="normal" officeooo:rsid="00123533" officeooo:paragraph-rsid="00123533" style:font-weight-asian="normal" style:font-weight-complex="normal"/>
    </style:style>
    <style:style style:name="T1" style:family="text">
      <style:text-properties fo:font-size="13pt" style:text-underline-style="solid" style:text-underline-width="auto" style:text-underline-color="font-color" fo:font-weight="bold" officeooo:rsid="000f8194" style:font-size-asian="13pt" style:font-weight-asian="bold" style:font-size-complex="13pt" style:font-weight-complex="bold"/>
    </style:style>
    <style:style style:name="T2" style:family="text">
      <style:text-properties fo:font-size="13pt" style:text-underline-style="none" fo:font-weight="bold" officeooo:rsid="000f8194" style:font-size-asian="13pt" style:font-weight-asian="bold" style:font-size-complex="13pt" style:font-weight-complex="bold"/>
    </style:style>
    <style:style style:name="T3" style:family="text">
      <style:text-properties fo:font-size="13pt" style:text-underline-style="none" fo:font-weight="normal" officeooo:rsid="000f8194" style:font-size-asian="13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07de5" style:font-weight-asian="bold" style:font-weight-complex="bold"/>
    </style:style>
    <style:style style:name="T8" style:family="text">
      <style:text-properties style:text-underline-style="none" officeooo:rsid="00107de5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07de5" style:font-weight-asian="normal" style:font-weight-complex="normal"/>
    </style:style>
    <style:style style:name="T11" style:family="text">
      <style:text-properties style:text-underline-style="none" fo:font-weight="normal" officeooo:rsid="00123533" style:font-weight-asian="normal" style:font-weight-complex="normal"/>
    </style:style>
    <style:style style:name="T12" style:family="text">
      <style:text-properties style:text-underline-style="none" fo:font-weight="normal" officeooo:rsid="0014a820" style:font-weight-asian="normal" style:font-weight-complex="normal"/>
    </style:style>
    <style:style style:name="T13" style:family="text">
      <style:text-properties style:text-underline-style="none" fo:font-weight="normal" officeooo:rsid="0014ce8c" style:font-weight-asian="normal" style:font-weight-complex="normal"/>
    </style:style>
    <style:style style:name="T14" style:family="text">
      <style:text-properties style:text-underline-style="none" officeooo:rsid="001235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4ce8c" style:font-weight-asian="normal" style:font-weight-complex="normal"/>
    </style:style>
    <style:style style:name="T17" style:family="text">
      <style:text-properties officeooo:rsid="0014ce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élection de 3 sujets </text:p>
      <text:p text:style-name="P1"/>
      <text:p text:style-name="P2"><text:span text:style-name="T4">Cahier des charges</text:span><text:span text:style-name="T6">:</text:span><text:span text:style-name="T5"> </text:span><text:span text:style-name="T6">à remettre pour le 14 mars </text:span><text:span text:style-name="T10">(rendu papier)</text:span></text:p>
      <text:list xml:id="list6816819554795378706" text:style-name="L1">
        <text:list-item>
          <text:p text:style-name="P15"><text:span text:style-name="T8">définition</text:span><text:span text:style-name="T5"> + documentation </text:span><text:span text:style-name="T8">du projet</text:span></text:p>
        </text:list-item>
        <text:list-item>
          <text:p text:style-name="P16">organigramme des modules, définitions des infos passant entre!= modules</text:p>
        </text:list-item>
        <text:list-item>
          <text:p text:style-name="P17">estimation du coût (total en nombre d’heures/personnes et en ligne de code approximatif pour chaque module)</text:p>
        </text:list-item>
        <text:list-item>
          <text:p text:style-name="P17">justifier tout choix</text:p>
        </text:list-item>
        <text:list-item>
          <text:p text:style-name="P17">langages de programmation à préciser dans la conclusion</text:p>
        </text:list-item>
      </text:list>
      <text:p text:style-name="P3"><text:span text:style-name="T5">une fois rendu le cahier des charges </text:span><text:span text:style-name="T6">ne doit pas être modifié </text:span></text:p>
      <text:p text:style-name="P19"/>
      <text:p text:style-name="P21">présentation orale : 20 minutes + 10 de questions</text:p>
      <text:p text:style-name="P21"><text:tab/>présentation w/ transparents</text:p>
      <text:p text:style-name="P21"><text:tab/>chaque membre présente une partie</text:p>
      <text:p text:style-name="P21"><text:tab/>se présenter</text:p>
      <text:p text:style-name="P21"><text:tab/>10 à 12 transparents</text:p>
      <text:p text:style-name="P18"/>
      <text:p text:style-name="P2"><text:span text:style-name="T4">Spécifications :</text:span><text:span text:style-name="T5"> </text:span><text:span text:style-name="T7">à remettre le 18 Avril</text:span></text:p>
      <text:p text:style-name="P21">squelette du programme en terme d’implémentation</text:p>
      <text:list xml:id="list1436953968346540201" text:style-name="L2">
        <text:list-item>
          <text:p text:style-name="P22">définition commentées des types</text:p>
        </text:list-item>
        <text:list-item>
          <text:p text:style-name="P23">packages à créer. Explication des fonctionnalités de chaque fonctions/procédures</text:p>
        </text:list-item>
        <text:list-item>
          <text:p text:style-name="P31"><text:span text:style-name="T9"><text:s/></text:span><text:span text:style-name="T11">explication du lien entre organigramme du cdc et spécifications</text:span></text:p>
        </text:list-item>
        <text:list-item>
          <text:p text:style-name="P32">si modifications → need justifications (à éviter en gros)</text:p>
        </text:list-item>
      </text:list>
      <text:p text:style-name="P24"><text:tab/></text:p>
      <text:p text:style-name="P5">Implémentation :<text:span text:style-name="T5"> </text:span><text:span text:style-name="T14">à rendre le 25 Mai</text:span></text:p>
      <text:p text:style-name="P4"><text:span text:style-name="T6">Compte rendu</text:span><text:span text:style-name="T9"> final de toute l’application :</text:span></text:p>
      <text:list xml:id="list7667891216792693543" text:style-name="L3">
        <text:list-item>
          <text:p text:style-name="P25">code source </text:p>
        </text:list-item>
      </text:list>
      <text:list xml:id="list380502101677228407" text:style-name="L4">
        <text:list-item>
          <text:p text:style-name="P26">introduction</text:p>
        </text:list-item>
        <text:list-item>
          <text:p text:style-name="P26">explication de l’architecture / fonctionnement</text:p>
        </text:list-item>
        <text:list-item>
          <text:p text:style-name="P26">description des points compliqués de la programmation</text:p>
        </text:list-item>
        <text:list-item>
          <text:p text:style-name="P26">conclusion sur le programme (fonctionnement, améliorations possibles,…)</text:p>
        </text:list-item>
        <text:list-item>
          <text:p text:style-name="P26">conclusion sur l’organisation interne du groupe</text:p>
        </text:list-item>
      </text:list>
      <text:p text:style-name="P27"/>
      <text:p text:style-name="P6">Soutenance :<text:span text:style-name="T5"> 1 juin :</text:span></text:p>
      <text:p text:style-name="P27">présentation de 20 minutes et démonstration de 15 mn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0">Structure du cahier des charges </text:p>
      <text:p text:style-name="P20"/>
      <text:p text:style-name="P11">introduction &amp; conclusion nécessaire (le cdc est un rapport)</text:p>
      <text:p text:style-name="P20"/>
      <text:p text:style-name="P29">déterminer les éléments importants contenus dans le cdc (rubriques aidants à la description de l’application, exigences,…)</text:p>
      <text:p text:style-name="P29"/>
      <text:p text:style-name="P7"><text:span text:style-name="T9">définir la structure en fonction </text:span><text:span text:style-name="T12">des membres du groupes (répartitions des parties,…)</text:span></text:p>
      <text:p text:style-name="P10"/>
      <text:p text:style-name="P10">utiliser un modèle existant et l’adapter </text:p>
      <text:p text:style-name="P10"/>
      <text:p text:style-name="P10"><text:tab/>IEEE 830 : modèle orienté arborescence fonctionnelle</text:p>
      <text:p text:style-name="P10"><text:tab/>AFNOR X50-151 : place importante au dialogue client-fournisseur mais peu adapté aux spécificités logicielles </text:p>
      <text:p text:style-name="P9"><text:span text:style-name="T9"><text:tab/></text:span><text:span text:style-name="T6">Volere : </text:span><text:span text:style-name="T9">complet, orienté développement spécifique, adaptable à tout projet.</text:span></text:p>
      <text:p text:style-name="P10"/>
      <text:p text:style-name="P8">Volere :<text:span text:style-name="T9"> </text:span><text:span text:style-name="T13">http://www.volere.co.uk</text:span></text:p>
      <text:p text:style-name="P10"><text:span text:style-name="T4">Motivation du projet :</text:span> </text:p>
      <text:p text:style-name="P10"><text:tab/>objet du projet</text:p>
      <text:p text:style-name="P10"><text:tab/> client (+ parties prenantes)</text:p>
      <text:p text:style-name="P10"><text:tab/> utilisateurs </text:p>
      <text:p text:style-name="P12">Contraintes :<text:span text:style-name="T15"> </text:span></text:p>
      <text:p text:style-name="P10"><text:tab/>contraintes obligatoires (imposées par le client)</text:p>
      <text:p text:style-name="P10"><text:tab/> conventions de normes et définitions</text:p>
      <text:p text:style-name="P10"><text:tab/> faits et hypothèses déterminantes </text:p>
      <text:p text:style-name="P12">Exigences fonctionnelles :<text:span text:style-name="T15"> </text:span></text:p>
      <text:p text:style-name="P10"><text:tab/>périmètre de l’oeuvre (ensembles des fonctionnalités de l’application)</text:p>
      <text:p text:style-name="P10"><text:tab/> exigences sur chacune des fonction et des données utilisées</text:p>
      <text:p text:style-name="P12">Exigences non fonctionnelles :<text:span text:style-name="T15"> </text:span></text:p>
      <text:p text:style-name="P10"><text:tab/>interface</text:p>
      <text:p text:style-name="P10"><text:tab/>utilisabilité </text:p>
      <text:p text:style-name="P10"><text:tab/>performances</text:p>
      <text:p text:style-name="P10"><text:tab/>opérationnelles</text:p>
      <text:p text:style-name="P13"><text:span text:style-name="T15"><text:tab/>maintenabilité &amp; support : </text:span><text:span text:style-name="T16">faire en sorte de pouvoir rajouter facilement des modules à l’application. </text:span><text:span text:style-name="T17">PROGRAMMATION MODULAIRE</text:span><text:span text:style-name="T16">.</text:span></text:p>
      <text:p text:style-name="P10"><text:tab/>sécurité</text:p>
      <text:p text:style-name="P10"><text:tab/>culturelles, politiques &amp; légales </text:p>
      <text:p text:style-name="P14">Questions sur le projet :</text:p>
      <text:p text:style-name="P11"><text:tab/>ouvertes (possible ajout de fonctionnalités)</text:p>
      <text:p text:style-name="P11"><text:tab/>solutions sur étagères (anticipation de demandes du client)</text:p>
      <text:p text:style-name="P11"><text:tab/>problèmes nouveaux (compatibilité système d’exploit,...)</text:p>
      <text:p text:style-name="P11"><text:tab/>tâches</text:p>
      <text:p text:style-name="P11"><text:tab/>finalisation</text:p>
      <text:p text:style-name="P11"><text:tab/>Risque</text:p>
      <text:p text:style-name="P11"><text:tab/>Coûts</text:p>
      <text:p text:style-name="P11"><text:tab/>Documentation utilisateur &amp; formation</text:p>
      <text:p text:style-name="P11"><text:tab/>mises en attente</text:p>
      <text:p text:style-name="P11"><text:tab/>idées de sol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3pt" style:text-underline-style="solid" style:text-underline-width="auto" style:text-underline-color="font-color" fo:font-weight="bold" officeooo:rsid="000f8194" style:font-size-asian="13pt" style:font-weight-asian="bold" style:font-size-complex="13pt" style:font-weight-complex="bold"/>
    </style:style>
    <style:style style:name="MT2" style:family="text">
      <style:text-properties fo:font-size="13pt" style:text-underline-style="none" fo:font-weight="bold" officeooo:rsid="000f8194" style:font-size-asian="13pt" style:font-weight-asian="bold" style:font-size-complex="13pt" style:font-weight-complex="bold"/>
    </style:style>
    <style:style style:name="MT3" style:family="text">
      <style:text-properties fo:font-size="13pt" style:text-underline-style="none" fo:font-weight="normal" officeooo:rsid="000f8194" style:font-size-asian="13pt" style:font-weight-asian="normal" style:font-size-complex="13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1.69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Projet </text:span><text:span text:style-name="MT2"><text:s text:c="2"/></text:span><text:span text:style-name="MT3">IN6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51:46.047915050</meta:creation-date>
    <dc:date>2018-01-31T10:42:01.020664549</dc:date>
    <meta:editing-duration>PT14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0" meta:word-count="406" meta:character-count="2864" meta:non-whitespace-character-count="2486"/>
  </office:meta>
</office:document-meta>
</file>